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an Francisco', 'Helvetica Neue', Helvetica, Ubuntu, Roboto, Noto, 'Segoe UI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7b7" officeooo:paragraph-rsid="0002b7b7"/>
    </style:style>
    <style:style style:name="P2" style:family="paragraph" style:parent-style-name="Standard">
      <style:paragraph-properties fo:text-align="center" style:justify-single-word="false"/>
      <style:text-properties officeooo:rsid="00033f97" officeooo:paragraph-rsid="00033f97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officeooo:rsid="0002b7b7"/>
    </style:style>
    <style:style style:name="T2" style:family="text">
      <style:text-properties officeooo:rsid="00033f97"/>
    </style:style>
    <style:style style:name="T3" style:family="text">
      <style:text-properties fo:font-variant="normal" fo:text-transform="none" fo:color="#111111" style:font-name="apple-system" fo:font-size="8.39999961853027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fo:color="#767676" style:font-name="apple-system" fo:font-size="8.39999961853027pt" fo:letter-spacing="normal" fo:font-style="normal" fo:font-weight="normal" fo:background-color="#f5f5f5" loext:char-shading-value="0"/>
    </style:style>
    <style:style style:name="T6" style:family="text">
      <style:text-properties officeooo:rsid="00042b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 Sources</text:p>
      <text:p text:style-name="P1"/>
      <text:p text:style-name="P1">Index Page picture of <text:span text:style-name="T6">reef</text:span> – <text:span text:style-name="T2">main.jpg</text:span></text:p>
      <text:p text:style-name="Standard"><text:a xlink:type="simple" xlink:href="https://www.flickr.com/photos/boblinsdell/9443500628" text:style-name="Internet_20_link" text:visited-style-name="Visited_20_Internet_20_Link"/></text:p>
      <text:p text:style-name="P3"><text:span text:style-name="T3">Photo by </text:span><text:a xlink:type="simple" xlink:href="https://unsplash.com/@francesco_ungaro?utm_source=unsplash&amp;utm_medium=referral&amp;utm_content=creditCopyText" text:style-name="Internet_20_link" text:visited-style-name="Visited_20_Internet_20_Link"><text:span text:style-name="T5">Francesco Ungaro</text:span></text:a><text:span text:style-name="T4"> </text:span><text:span text:style-name="T3">on </text:span><text:a xlink:type="simple" xlink:href="https://unsplash.com/s/photos/great-barrier-reef?utm_source=unsplash&amp;utm_medium=referral&amp;utm_content=creditCopyText" text:style-name="Internet_20_link" text:visited-style-name="Visited_20_Internet_20_Link"><text:span text:style-name="T5">Unsplash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an Francisco', 'Helvetica Neue', Helvetica, Ubuntu, Roboto, Noto, 'Segoe UI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11:39:16.287000000</dc:date>
    <meta:editing-duration>PT25M31S</meta:editing-duration>
    <meta:editing-cycles>4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3" meta:word-count="14" meta:character-count="88" meta:non-whitespace-character-count="75"/>
  </office:meta>
</office:document-meta>
</file>